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110679" officeooo:paragraph-rsid="00110679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Preformatted_20_Text" style:list-style-name="L1"/>
    <style:style style:name="P5" style:family="paragraph" style:parent-style-name="Preformatted_20_Text" style:list-style-name="L1">
      <style:paragraph-properties fo:margin-top="0cm" fo:margin-bottom="0.499cm" loext:contextual-spacing="false"/>
    </style:style>
    <style:style style:name="P6" style:family="paragraph" style:parent-style-name="Heading_20_2">
      <style:text-properties officeooo:rsid="00110679" officeooo:paragraph-rsid="00110679"/>
    </style:style>
    <style:style style:name="T1" style:family="text">
      <style:text-properties style:text-position="-33% 80%"/>
    </style:style>
    <style:style style:name="T2" style:family="text">
      <style:text-properties officeooo:rsid="00110679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Programowanie w logice</text:h>
      <text:p text:style-name="P2"/>
      <text:h text:style-name="Heading_20_2" text:outline-level="2"><text:span text:style-name="T2">Z</text:span>adania (Prolog) </text:h>
      <text:list xml:id="list79260032" text:style-name="L1">
        <text:list-item>
          <text:p text:style-name="P1">Długość listy można w Prologu zdefiniować następująco: </text:p>
          <text:p text:style-name="P4"><text:s text:c="2"/>length(0, []).</text:p>
          <text:p text:style-name="P5"><text:s text:c="2"/>length(N,[_|L]) :- length(M,L), N is M+1.</text:p>
          <text:p text:style-name="P1">Proszę zdefiniować predykaty <text:span text:style-name="Teletype">member/2</text:span> oraz <text:span text:style-name="Teletype">sil/2</text:span>, <text:span text:style-name="Teletype">fib/2</text:span> i <text:span text:style-name="Teletype">nwd/3</text:span>. </text:p>
        </text:list-item>
        <text:list-item>
          <text:p text:style-name="P1">Niech będzie dana baza danych zawierająca predykaty <text:span text:style-name="Teletype">parent/2</text:span>, <text:span text:style-name="Teletype">female/1</text:span> i <text:span text:style-name="Teletype">male/1</text:span>. <text:line-break/>Proszę zdefiniować predykaty <text:span text:style-name="Teletype">child/2</text:span>, <text:span text:style-name="Teletype">mother/2</text:span>, <text:span text:style-name="Teletype">sister/2</text:span>, <text:span text:style-name="Teletype">has_a_child/1</text:span>, <text:span text:style-name="Teletype">grandparent/2</text:span> oraz <text:span text:style-name="Teletype">predecessor/2</text:span>. </text:p>
        </text:list-item>
        <text:list-item>
          <text:p text:style-name="P1">Niech będzie dany następujący program: </text:p>
          <text:p text:style-name="P4"><text:s/>f(1,one).</text:p>
          <text:p text:style-name="P4"><text:s/>f(s(1),two).</text:p>
          <text:p text:style-name="P4"><text:s/>f(s(s(1)),three).</text:p>
          <text:p text:style-name="P5"><text:s/>f(s(s(s(X))),N) :- f(X,N). </text:p>
          <text:p text:style-name="P3">Jak odpowiada Prolog na pytanie </text:p>
          <text:list>
            <text:list-item>
              <text:p text:style-name="P3"><text:span text:style-name="Teletype">f(s(1),A)</text:span>? </text:p>
            </text:list-item>
            <text:list-item>
              <text:p text:style-name="P3"><text:span text:style-name="Teletype">f(s(s(1)),two)</text:span>? </text:p>
            </text:list-item>
            <text:list-item>
              <text:p text:style-name="P3"><text:span text:style-name="Teletype">f(s(s(s(s(s(s(1)))))),C)</text:span>? </text:p>
            </text:list-item>
            <text:list-item>
              <text:p text:style-name="P3"><text:span text:style-name="Teletype">f(D,three)</text:span>? </text:p>
            </text:list-item>
          </text:list>
          <text:p text:style-name="P3"/>
        </text:list-item>
        <text:list-item>
          <text:p text:style-name="P1">Proszę zdefiniować predykat <text:span text:style-name="Teletype">rzym/2</text:span>, który transformuje rzymskie liczby do liczb dziesiętnich.<text:line-break/>Liczby rzymskie można po prostu reprezentować jako listy, n.p. <text:span text:style-name="Teletype">[x,l,v,i,i]</text:span>. </text:p>
        </text:list-item>
        <text:list-item>
          <text:p text:style-name="P1">Niech będą dane następujące predykaty: </text:p>
          <text:p text:style-name="P4"><text:s/>q<text:span text:style-name="T1">1</text:span>(X,Y) :- p(X,Y). <text:s text:c="15"/>q<text:span text:style-name="T1">2</text:span>(X,Y) :- p(X,Z), q<text:span text:style-name="T1">2</text:span>(Z,Y).</text:p>
          <text:p text:style-name="P4"><text:s/>q<text:span text:style-name="T1">1</text:span>(X,Y) :- p(X,Z), q<text:span text:style-name="T1">1</text:span>(Z,Y). <text:s text:c="6"/>q<text:span text:style-name="T1">2</text:span>(X,Y) :- p(X,Y). <text:s/></text:p>
          <text:p text:style-name="P4"/>
          <text:p text:style-name="P4"><text:s/>q<text:span text:style-name="T1">3</text:span>(X,Y) :- p(X,Y). <text:s text:c="15"/>q<text:span text:style-name="T1">4</text:span>(X,Y) :- q<text:span text:style-name="T1">4</text:span>(X,Z), p(Z,Y). <text:s/></text:p>
          <text:p text:style-name="P5"><text:s/>q<text:span text:style-name="T1">3</text:span>(X,Y) :- q<text:span text:style-name="T1">3</text:span>(X,Z), p(Z,Y). <text:s text:c="6"/>q<text:span text:style-name="T1">4</text:span>(X,Y) :- p(X,Y). <text:s/></text:p>
          <text:p text:style-name="P1">oraz baza danych dla predykat <text:span text:style-name="Teletype">p</text:span>: </text:p>
          <text:p text:style-name="P4"><text:s/>p(pam,bob). <text:s text:c="6"/></text:p>
          <text:p text:style-name="P4"><text:s/>p(tom,bob).</text:p>
          <text:p text:style-name="P4"><text:s/>p(tom,liz).</text:p>
          <text:p text:style-name="P4"><text:s/>p(bob,ann). <text:s text:c="5"/></text:p>
          <text:p text:style-name="P4"><text:s/>p(bob,pat). <text:s text:c="4"/></text:p>
          <text:p text:style-name="P5"><text:s/>p(pat,jim). </text:p>
          <text:p text:style-name="P1">Proszę zilustrować, jak Prolog odpowiada na pytania <text:span text:style-name="Teletype">?-q</text:span><text:span text:style-name="Teletype"><text:span text:style-name="T1">i</text:span></text:span><text:span text:style-name="Teletype">(tom,pat).</text:span> oraz <text:span text:style-name="Teletype">?-q</text:span><text:span text:style-name="Teletype"><text:span text:style-name="T1">i</text:span></text:span><text:span text:style-name="Teletype">(liz,jim).</text:span> </text:p>
        </text:list-item>
        <text:list-item>
          <text:p text:style-name="P1">Niech będą dane następująca defincja predykatu <text:span text:style-name="Teletype">append2</text:span>. </text:p>
          <text:p text:style-name="P4"><text:s text:c="2"/>append2([X|L1],L2,[X|L3]) :- append2(L1,L2,L3).</text:p>
          <text:p text:style-name="P5"><text:soft-page-break/><text:s text:c="2"/>append2([],L,L). <text:s text:c="2"/></text:p>
          <text:p text:style-name="P1">Proszę zilustrować, jak Prolog odpowiada na pytanie </text:p>
          <text:p text:style-name="P5"><text:s/>?- append2(X,[3,4],[2,3,4]).</text:p>
        </text:list-item>
        <text:list-item>
          <text:p text:style-name="P1">Proszę zdefiniować następujące predykaty dla list. </text:p>
          <text:list>
            <text:list-item>
              <text:p text:style-name="P3"><text:span text:style-name="Teletype">last(X,L)</text:span>, który jest spełniony, jeżeli <text:span text:style-name="Teletype">X</text:span> jest ostatnim elementem listy <text:span text:style-name="Teletype">L</text:span>. </text:p>
            </text:list-item>
            <text:list-item>
              <text:p text:style-name="P3"><text:span text:style-name="Teletype">delete(X,L1,L2)</text:span>, który jest spełniony, jeżeli <text:span text:style-name="Teletype">L2</text:span> równa się <text:span text:style-name="Teletype">L1</text:span> bez elementu <text:span text:style-name="Teletype">X</text:span>. </text:p>
            </text:list-item>
            <text:list-item>
              <text:p text:style-name="P3"><text:span text:style-name="Teletype">delete(L1,L2)</text:span>, który jest spełniony, jeżeli <text:span text:style-name="Teletype">L2</text:span> równa się <text:span text:style-name="Teletype">L1</text:span> bez ostatnich trzech elementów. </text:p>
            </text:list-item>
            <text:list-item>
              <text:p text:style-name="P3"><text:span text:style-name="Teletype">reverse(L1,L2)</text:span>, który jest spełniony, jeżeli <text:span text:style-name="Teletype">L2</text:span> jest listą <text:span text:style-name="Teletype">L1</text:span> w odwrotnej kolejności. </text:p>
            </text:list-item>
            <text:list-item>
              <text:p text:style-name="P3"><text:span text:style-name="Teletype">evenlength(L)</text:span> oraz <text:span text:style-name="Teletype">oddlength(L)</text:span>, które są spełnione, jeżeli długość listy <text:span text:style-name="Teletype">L</text:span> jest parzysta oraz nieparzysta. </text:p>
            </text:list-item>
            <text:list-item>
              <text:p text:style-name="P1"><text:span text:style-name="Teletype">shift(L1,L2)</text:span>, który jest spełniony, jeżeli <text:span text:style-name="Teletype">L2</text:span> równa się <text:span text:style-name="Teletype">L1</text:span> po jednej rotacji do lewej. <text:line-break/>Przykład: </text:p>
              <text:p text:style-name="P4"><text:s/>?- shift([1,2,3,4,5],L).</text:p>
              <text:p text:style-name="P5"><text:s/>L = [2,3,4,5,1] </text:p>
            </text:list-item>
            <text:list-item>
              <text:p text:style-name="P1"><text:span text:style-name="Teletype">quadrat(L1,L2)</text:span>, który jest spełniony, jeżeli <text:span text:style-name="Teletype">L2</text:span> zawiera quadraty elementów listy <text:span text:style-name="Teletype">L1</text:span>. <text:line-break/>Przykład: </text:p>
              <text:p text:style-name="P4"><text:s/>?- quadrat([1,2,3,4,5],L).</text:p>
              <text:p text:style-name="P5"><text:s/>L = [1,4,9,16,25] </text:p>
            </text:list-item>
            <text:list-item>
              <text:p text:style-name="P1"><text:span text:style-name="Teletype">combine(L1,L2,L3)</text:span>, który jest spełniony, jeżeli <text:span text:style-name="Teletype">L3</text:span> zawiera pary elementów z list <text:span text:style-name="Teletype">L1</text:span> i <text:span text:style-name="Teletype">L2</text:span>. <text:line-break/>Przykład: </text:p>
              <text:p text:style-name="P4"><text:s/>?- combine([1,2,3,4],[a,b,c,d],L).</text:p>
              <text:p text:style-name="P5"><text:s/>L = [[1,a],[2,b],[3,c],[4,d]] </text:p>
            </text:list-item>
            <text:list-item>
              <text:p text:style-name="P1"><text:span text:style-name="Teletype">palindrom(L)</text:span>, który jest spełniony, jeżeli lista <text:span text:style-name="Teletype">L</text:span> zawiera palindrom. <text:line-break/>Przykłady: </text:p>
              <text:p text:style-name="P4"><text:s/>?- palindrom([a,b,c]).</text:p>
              <text:p text:style-name="P4"><text:s/>no</text:p>
              <text:p text:style-name="P4"><text:s/>?- palindrom([a,b,c,d,c,b,a]).</text:p>
              <text:p text:style-name="P5"><text:s/>yes </text:p>
            </text:list-item>
            <text:list-item>
              <text:p text:style-name="P1"><text:span text:style-name="Teletype">p(X,L,Y,Z)</text:span>, który jest spełniony, jeżeli <text:span text:style-name="Teletype">Y</text:span> jest poprzednikiem elementu <text:span text:style-name="Teletype">X</text:span> w liście <text:span text:style-name="Teletype">L</text:span> a <text:span text:style-name="Teletype">Z</text:span> następcą elementu <text:span text:style-name="Teletype">X</text:span> w liście <text:span text:style-name="Teletype">L</text:span>. <text:line-break/>Przykład: </text:p>
              <text:p text:style-name="P4"><text:s/>?- p(3,[1,2,3,4,5],Y,Z).</text:p>
              <text:p text:style-name="P5"><text:s/>Y = 2, Z = 4 </text:p>
            </text:list-item>
            <text:list-item>
              <text:p text:style-name="P1"><text:span text:style-name="Teletype">q(X,L1,L2)</text:span>, który jest spełniony, jeżeli <text:span text:style-name="Teletype">L2</text:span> równa się początku listy <text:span text:style-name="Teletype">L1</text:span> do podwójnego wystąpienia elementu <text:span text:style-name="Teletype">X</text:span>. <text:line-break/>Przykład: </text:p>
              <text:p text:style-name="P4"><text:soft-page-break/><text:s/>?- q(3,[1,2,3,3,1,2,4],Z).</text:p>
              <text:p text:style-name="P5"><text:s/>Z = [1,2,3,3] </text:p>
            </text:list-item>
          </text:list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3" meta:paragraph-count="62" meta:word-count="381" meta:character-count="2935" meta:non-whitespace-character-count="2489"/>
  </office:meta>
</office:document-meta>
</file>